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/>
    </style:style>
    <style:style style:name="P5" style:family="paragraph">
      <style:text-properties fo:font-size="10pt"/>
    </style:style>
    <style:style style:name="P6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674cm" svg:y1="1.866cm" svg:x2="2.674cm" svg:y2="20.749cm">
          <text:p/>
        </draw:line>
        <draw:frame draw:style-name="gr2" draw:text-style-name="P2" draw:layer="layout" svg:width="5.069cm" svg:height="0.725cm" svg:x="0.613cm" svg:y="0.613cm">
          <draw:text-box>
            <text:p><text:span text:style-name="T1">Process 1 / task 1</text:span></text:p>
          </draw:text-box>
        </draw:frame>
        <draw:frame draw:style-name="gr2" draw:text-style-name="P3" draw:layer="layout" svg:width="5.737cm" svg:height="1.433cm" svg:x="7.381cm" svg:y="2.413cm">
          <draw:text-box>
            <text:p><text:span text:style-name="T2">Start periodic update of upper right corner of screen until timer_kill==1</text:span></text:p>
          </draw:text-box>
        </draw:frame>
        <draw:frame draw:style-name="gr2" draw:text-style-name="P2" draw:layer="layout" svg:width="5.069cm" svg:height="0.725cm" svg:x="5.414cm" svg:y="0.614cm">
          <draw:text-box>
            <text:p><text:span text:style-name="T1">Process 1 / task 2</text:span></text:p>
          </draw:text-box>
        </draw:frame>
        <draw:line draw:style-name="gr1" draw:text-style-name="P1" draw:layer="layout" svg:x1="7.269cm" svg:y1="2.841cm" svg:x2="7.242cm" svg:y2="20.721cm">
          <text:p/>
        </draw:line>
        <draw:frame draw:style-name="gr2" draw:text-style-name="P3" draw:layer="layout" svg:width="2.98cm" svg:height="1.039cm" svg:x="0.095cm" svg:y="2.191cm">
          <draw:text-box>
            <text:p><text:span text:style-name="T2">Create new thread 2</text:span></text:p>
          </draw:text-box>
        </draw:frame>
        <draw:frame draw:style-name="gr2" draw:text-style-name="P3" draw:layer="layout" svg:width="2.98cm" svg:height="1.039cm" svg:x="0.095cm" svg:y="4.292cm">
          <draw:text-box>
            <text:p><text:span text:style-name="T2">Fork off </text:span></text:p>
            <text:p><text:span text:style-name="T2">process 2</text:span></text:p>
          </draw:text-box>
        </draw:frame>
        <draw:line draw:style-name="gr3" draw:text-style-name="P1" draw:layer="layout" svg:x1="2.674cm" svg:y1="2.869cm" svg:x2="7.269cm" svg:y2="2.869cm">
          <text:p/>
        </draw:line>
        <draw:frame draw:style-name="gr2" draw:text-style-name="P2" draw:layer="layout" svg:width="5.069cm" svg:height="0.725cm" svg:x="9.915cm" svg:y="0.614cm">
          <draw:text-box>
            <text:p><text:span text:style-name="T1">Process 2 / task 3</text:span></text:p>
          </draw:text-box>
        </draw:frame>
        <draw:line draw:style-name="gr1" draw:text-style-name="P1" draw:layer="layout" svg:x1="11.87cm" svg:y1="4.809cm" svg:x2="11.865cm" svg:y2="9.608cm">
          <text:p/>
        </draw:line>
        <draw:frame draw:style-name="gr2" draw:text-style-name="P3" draw:layer="layout" svg:width="3.787cm" svg:height="0.645cm" svg:x="8.557cm" svg:y="4.794cm">
          <draw:text-box>
            <text:p><text:span text:style-name="T2">Sleep on ecb</text:span></text:p>
          </draw:text-box>
        </draw:frame>
        <draw:line draw:style-name="gr3" draw:text-style-name="P1" draw:layer="layout" svg:x1="2.674cm" svg:y1="4.764cm" svg:x2="11.87cm" svg:y2="4.769cm">
          <text:p/>
        </draw:line>
        <draw:line draw:style-name="gr3" draw:text-style-name="P1" draw:layer="layout" svg:x1="2.674cm" svg:y1="6.565cm" svg:x2="11.87cm" svg:y2="6.57cm">
          <text:p/>
        </draw:line>
        <draw:frame draw:style-name="gr2" draw:text-style-name="P3" draw:layer="layout" svg:width="2.98cm" svg:height="1.039cm" svg:x="0.095cm" svg:y="6.193cm">
          <draw:text-box>
            <text:p><text:span text:style-name="T2">Do wakeup </text:span><text:span text:style-name="T2"><text:line-break/></text:span><text:span text:style-name="T2">on ecb</text:span></text:p>
          </draw:text-box>
        </draw:frame>
        <draw:frame draw:style-name="gr2" draw:text-style-name="P3" draw:layer="layout" svg:width="3.787cm" svg:height="1.039cm" svg:x="8.558cm" svg:y="6.995cm">
          <draw:text-box>
            <text:p><text:span text:style-name="T2">Down operation</text:span><text:span text:style-name="T2"><text:line-break/></text:span><text:span text:style-name="T2">on semaphore</text:span></text:p>
          </draw:text-box>
        </draw:frame>
        <draw:line draw:style-name="gr3" draw:text-style-name="P1" draw:layer="layout" svg:x1="2.674cm" svg:y1="8.566cm" svg:x2="11.87cm" svg:y2="8.571cm">
          <text:p/>
        </draw:line>
        <draw:frame draw:style-name="gr2" draw:text-style-name="P3" draw:layer="layout" svg:width="2.98cm" svg:height="1.039cm" svg:x="0.095cm" svg:y="8.094cm">
          <draw:text-box>
            <text:p><text:span text:style-name="T2">Up operation</text:span><text:span text:style-name="T2"><text:line-break/></text:span><text:span text:style-name="T2">on semaphore</text:span></text:p>
          </draw:text-box>
        </draw:frame>
        <draw:frame draw:style-name="gr2" draw:text-style-name="P3" draw:layer="layout" svg:width="3.787cm" svg:height="0.645cm" svg:x="9.729cm" svg:y="9.123cm">
          <draw:text-box>
            <text:p><text:span text:style-name="T2">Exit</text:span></text:p>
          </draw:text-box>
        </draw:frame>
        <draw:frame draw:style-name="gr2" draw:text-style-name="P3" draw:layer="layout" svg:width="2.98cm" svg:height="1.433cm" svg:x="0.095cm" svg:y="10.295cm">
          <draw:text-box>
            <text:p><text:span text:style-name="T2">Get read lock</text:span><text:span text:style-name="T2"><text:line-break/></text:span><text:span text:style-name="T2">and fork off </text:span><text:span text:style-name="T2"><text:line-break/></text:span><text:span text:style-name="T2">process 3</text:span></text:p>
          </draw:text-box>
        </draw:frame>
        <draw:line draw:style-name="gr3" draw:text-style-name="P1" draw:layer="layout" svg:x1="2.674cm" svg:y1="10.866cm" svg:x2="16.794cm" svg:y2="10.862cm">
          <text:p/>
        </draw:line>
        <draw:frame draw:style-name="gr2" draw:text-style-name="P2" draw:layer="layout" svg:width="5.069cm" svg:height="0.725cm" svg:x="14.816cm" svg:y="0.614cm">
          <draw:text-box>
            <text:p><text:span text:style-name="T1">Process 3 / task 4</text:span></text:p>
          </draw:text-box>
        </draw:frame>
        <draw:line draw:style-name="gr1" draw:text-style-name="P1" draw:layer="layout" svg:x1="16.571cm" svg:y1="10.809cm" svg:x2="16.544cm" svg:y2="13.702cm">
          <text:p/>
        </draw:line>
        <draw:frame draw:style-name="gr2" draw:text-style-name="P3" draw:layer="layout" svg:width="2.98cm" svg:height="1.039cm" svg:x="13.695cm" svg:y="11.196cm">
          <draw:text-box>
            <text:p><text:span text:style-name="T2">Try to get write lock</text:span></text:p>
          </draw:text-box>
        </draw:frame>
        <draw:frame draw:style-name="gr2" draw:text-style-name="P3" draw:layer="layout" svg:width="2.98cm" svg:height="1.039cm" svg:x="0.095cm" svg:y="12.196cm">
          <draw:text-box>
            <text:p><text:span text:style-name="T2">Release read lock</text:span></text:p>
          </draw:text-box>
        </draw:frame>
        <draw:line draw:style-name="gr3" draw:text-style-name="P1" draw:layer="layout" svg:x1="2.674cm" svg:y1="12.666cm" svg:x2="16.794cm" svg:y2="12.662cm">
          <text:p/>
        </draw:line>
        <draw:frame draw:style-name="gr2" draw:text-style-name="P3" draw:layer="layout" svg:width="2.98cm" svg:height="0.645cm" svg:x="13.695cm" svg:y="13.097cm">
          <draw:text-box>
            <text:p><text:span text:style-name="T2">Exit</text:span></text:p>
          </draw:text-box>
        </draw:frame>
        <draw:frame draw:style-name="gr2" draw:text-style-name="P3" draw:layer="layout" svg:width="2.98cm" svg:height="1.433cm" svg:x="0.095cm" svg:y="13.896cm">
          <draw:text-box>
            <text:p><text:span text:style-name="T2">Get write lock </text:span><text:span text:style-name="T2"><text:line-break/></text:span><text:span text:style-name="T2">and fork off </text:span><text:span text:style-name="T2"><text:line-break/></text:span><text:span text:style-name="T2">process 4</text:span></text:p>
          </draw:text-box>
        </draw:frame>
        <draw:line draw:style-name="gr3" draw:text-style-name="P1" draw:layer="layout" svg:x1="2.674cm" svg:y1="14.566cm" svg:x2="20.916cm" svg:y2="14.594cm">
          <text:p/>
        </draw:line>
        <draw:frame draw:style-name="gr2" draw:text-style-name="P2" draw:layer="layout" svg:width="5.069cm" svg:height="0.725cm" svg:x="19.417cm" svg:y="0.615cm">
          <draw:text-box>
            <text:p><text:span text:style-name="T1">Process 4 / task 5</text:span></text:p>
          </draw:text-box>
        </draw:frame>
        <draw:frame draw:style-name="gr2" draw:text-style-name="P2" draw:layer="layout" svg:width="5.069cm" svg:height="0.725cm" svg:x="23.618cm" svg:y="0.616cm">
          <draw:text-box>
            <text:p><text:span text:style-name="T1">Process 5 / task 6</text:span></text:p>
          </draw:text-box>
        </draw:frame>
        <draw:line draw:style-name="gr1" draw:text-style-name="P1" draw:layer="layout" svg:x1="20.972cm" svg:y1="14.61cm" svg:x2="20.945cm" svg:y2="17.503cm">
          <text:p/>
        </draw:line>
        <draw:line draw:style-name="gr1" draw:text-style-name="P1" draw:layer="layout" svg:x1="25.373cm" svg:y1="17.811cm" svg:x2="25.346cm" svg:y2="20.704cm">
          <text:p/>
        </draw:line>
        <draw:frame draw:style-name="gr2" draw:text-style-name="P3" draw:layer="layout" svg:width="2.98cm" svg:height="1.039cm" svg:x="17.595cm" svg:y="14.997cm">
          <draw:text-box>
            <text:p><text:span text:style-name="T2">Try to get read lock</text:span></text:p>
          </draw:text-box>
        </draw:frame>
        <draw:line draw:style-name="gr3" draw:text-style-name="P1" draw:layer="layout" svg:x1="2.674cm" svg:y1="16.266cm" svg:x2="20.916cm" svg:y2="16.294cm">
          <text:p/>
        </draw:line>
        <draw:frame draw:style-name="gr2" draw:text-style-name="P3" draw:layer="layout" svg:width="2.98cm" svg:height="0.645cm" svg:x="17.595cm" svg:y="16.498cm">
          <draw:text-box>
            <text:p><text:span text:style-name="T2">Exit</text:span></text:p>
          </draw:text-box>
        </draw:frame>
        <draw:frame draw:style-name="gr2" draw:text-style-name="P3" draw:layer="layout" svg:width="2.98cm" svg:height="1.039cm" svg:x="0.095cm" svg:y="15.597cm">
          <draw:text-box>
            <text:p><text:span text:style-name="T2">Release write lock</text:span></text:p>
          </draw:text-box>
        </draw:frame>
        <draw:line draw:style-name="gr3" draw:text-style-name="P1" draw:layer="layout" svg:x1="2.674cm" svg:y1="17.866cm" svg:x2="25.345cm" svg:y2="17.88cm">
          <text:p/>
        </draw:line>
        <draw:line draw:style-name="gr3" draw:text-style-name="P1" draw:layer="layout" svg:x1="2.675cm" svg:y1="19.366cm" svg:x2="25.346cm" svg:y2="19.38cm">
          <text:p/>
        </draw:line>
        <draw:frame draw:style-name="gr2" draw:text-style-name="P3" draw:layer="layout" svg:width="2.98cm" svg:height="1.433cm" svg:x="0.095cm" svg:y="17.197cm">
          <draw:text-box>
            <text:p><text:span text:style-name="T2">Get write lock </text:span><text:span text:style-name="T2"><text:line-break/></text:span><text:span text:style-name="T2">and fork off </text:span><text:span text:style-name="T2"><text:line-break/></text:span><text:span text:style-name="T2">process 5</text:span></text:p>
          </draw:text-box>
        </draw:frame>
        <draw:frame draw:style-name="gr2" draw:text-style-name="P3" draw:layer="layout" svg:width="2.98cm" svg:height="1.039cm" svg:x="22.495cm" svg:y="17.898cm">
          <draw:text-box>
            <text:p><text:span text:style-name="T2">Try to get write lock</text:span></text:p>
          </draw:text-box>
        </draw:frame>
        <draw:frame draw:style-name="gr2" draw:text-style-name="P3" draw:layer="layout" svg:width="2.98cm" svg:height="0.645cm" svg:x="22.495cm" svg:y="19.599cm">
          <draw:text-box>
            <text:p><text:span text:style-name="T2">Exit</text:span></text:p>
          </draw:text-box>
        </draw:frame>
        <draw:frame draw:style-name="gr2" draw:text-style-name="P3" draw:layer="layout" svg:width="2.98cm" svg:height="1.039cm" svg:x="0.095cm" svg:y="18.898cm">
          <draw:text-box>
            <text:p><text:span text:style-name="T2">Release write lock</text:span></text:p>
          </draw:text-box>
        </draw:frame>
        <draw:frame draw:style-name="gr2" draw:text-style-name="P3" draw:layer="layout" svg:width="2.98cm" svg:height="1.039cm" svg:x="0.095cm" svg:y="19.799cm">
          <draw:text-box>
            <text:p><text:span text:style-name="T2">Set variable</text:span><text:span text:style-name="T2"><text:line-break/></text:span><text:span text:style-name="T2">timer_kill</text:span></text:p>
          </draw:text-box>
        </draw:frame>
        <draw:line draw:style-name="gr3" draw:text-style-name="P1" draw:layer="layout" svg:x1="2.675cm" svg:y1="20.369cm" svg:x2="7.27cm" svg:y2="20.369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.674cm" svg:y1="1.866cm" svg:x2="2.674cm" svg:y2="20.749cm">
          <text:p/>
        </draw:line>
        <draw:frame draw:style-name="gr2" draw:text-style-name="P2" draw:layer="layout" svg:width="5.069cm" svg:height="0.725cm" svg:x="0.613cm" svg:y="0.616cm">
          <draw:text-box>
            <text:p text:style-name="P4"><text:span text:style-name="T1">Process 1 / task 1</text:span></text:p>
          </draw:text-box>
        </draw:frame>
        <draw:frame draw:style-name="gr2" draw:text-style-name="P3" draw:layer="layout" svg:width="5.737cm" svg:height="1.433cm" svg:x="7.381cm" svg:y="2.413cm">
          <draw:text-box>
            <text:p text:style-name="P5"><text:span text:style-name="T2">Start periodic update of upper right corner of screen until timer_kill==1</text:span></text:p>
          </draw:text-box>
        </draw:frame>
        <draw:frame draw:style-name="gr2" draw:text-style-name="P2" draw:layer="layout" svg:width="5.069cm" svg:height="0.725cm" svg:x="5.414cm" svg:y="0.616cm">
          <draw:text-box>
            <text:p text:style-name="P4"><text:span text:style-name="T1">Process 1 / task 2</text:span></text:p>
          </draw:text-box>
        </draw:frame>
        <draw:line draw:style-name="gr1" draw:text-style-name="P1" draw:layer="layout" svg:x1="7.269cm" svg:y1="2.841cm" svg:x2="7.242cm" svg:y2="20.721cm">
          <text:p/>
        </draw:line>
        <draw:frame draw:style-name="gr2" draw:text-style-name="P3" draw:layer="layout" svg:width="2.98cm" svg:height="1.039cm" svg:x="0.095cm" svg:y="2.191cm">
          <draw:text-box>
            <text:p text:style-name="P5"><text:span text:style-name="T2">Create new thread 2</text:span></text:p>
          </draw:text-box>
        </draw:frame>
        <draw:line draw:style-name="gr3" draw:text-style-name="P1" draw:layer="layout" svg:x1="2.674cm" svg:y1="2.869cm" svg:x2="7.269cm" svg:y2="2.869cm">
          <text:p/>
        </draw:line>
        <draw:frame draw:style-name="gr2" draw:text-style-name="P2" draw:layer="layout" svg:width="5.069cm" svg:height="0.725cm" svg:x="9.915cm" svg:y="0.616cm">
          <draw:text-box>
            <text:p text:style-name="P4"><text:span text:style-name="T1">Process 2 </text:span></text:p>
          </draw:text-box>
        </draw:frame>
        <draw:line draw:style-name="gr1" draw:text-style-name="P1" draw:layer="layout" svg:x1="11.837cm" svg:y1="5.045cm" svg:x2="11.865cm" svg:y2="8.108cm">
          <text:p/>
        </draw:line>
        <draw:line draw:style-name="gr3" draw:text-style-name="P1" draw:layer="layout" svg:x1="2.674cm" svg:y1="5.065cm" svg:x2="11.87cm" svg:y2="5.07cm">
          <text:p/>
        </draw:line>
        <draw:frame draw:style-name="gr2" draw:text-style-name="P3" draw:layer="layout" svg:width="3.787cm" svg:height="1.039cm" svg:x="8.558cm" svg:y="5.495cm">
          <draw:text-box>
            <text:p text:style-name="P5"><text:span text:style-name="T2">Down operation</text:span><text:span text:style-name="T2"><text:line-break/></text:span><text:span text:style-name="T2">on semaphore</text:span></text:p>
          </draw:text-box>
        </draw:frame>
        <draw:line draw:style-name="gr3" draw:text-style-name="P1" draw:layer="layout" svg:x1="2.674cm" svg:y1="7.066cm" svg:x2="11.87cm" svg:y2="7.071cm">
          <text:p/>
        </draw:line>
        <draw:frame draw:style-name="gr2" draw:text-style-name="P3" draw:layer="layout" svg:width="2.98cm" svg:height="1.039cm" svg:x="0.095cm" svg:y="6.594cm">
          <draw:text-box>
            <text:p text:style-name="P5"><text:span text:style-name="T2">Up operation</text:span><text:span text:style-name="T2"><text:line-break/></text:span><text:span text:style-name="T2">on semaphore</text:span></text:p>
          </draw:text-box>
        </draw:frame>
        <draw:frame draw:style-name="gr2" draw:text-style-name="P3" draw:layer="layout" svg:width="3.787cm" svg:height="0.645cm" svg:x="9.729cm" svg:y="7.623cm">
          <draw:text-box>
            <text:p text:style-name="P5"><text:span text:style-name="T2">Exit</text:span></text:p>
          </draw:text-box>
        </draw:frame>
        <draw:frame draw:style-name="gr2" draw:text-style-name="P3" draw:layer="layout" svg:width="2.98cm" svg:height="1.433cm" svg:x="0.095cm" svg:y="8.795cm">
          <draw:text-box>
            <text:p text:style-name="P5"><text:span text:style-name="T2">Get read lock</text:span><text:span text:style-name="T2"><text:line-break/></text:span><text:span text:style-name="T2">and fork off </text:span><text:span text:style-name="T2"><text:line-break/></text:span><text:span text:style-name="T2">process 3</text:span></text:p>
          </draw:text-box>
        </draw:frame>
        <draw:line draw:style-name="gr3" draw:text-style-name="P1" draw:layer="layout" svg:x1="2.674cm" svg:y1="9.366cm" svg:x2="16.794cm" svg:y2="9.362cm">
          <text:p/>
        </draw:line>
        <draw:frame draw:style-name="gr2" draw:text-style-name="P2" draw:layer="layout" svg:width="5.069cm" svg:height="0.725cm" svg:x="15.216cm" svg:y="0.616cm">
          <draw:text-box>
            <text:p text:style-name="P4"><text:span text:style-name="T1">Process 3 </text:span></text:p>
          </draw:text-box>
        </draw:frame>
        <draw:line draw:style-name="gr1" draw:text-style-name="P1" draw:layer="layout" svg:x1="16.571cm" svg:y1="9.309cm" svg:x2="16.544cm" svg:y2="12.202cm">
          <text:p/>
        </draw:line>
        <draw:frame draw:style-name="gr2" draw:text-style-name="P3" draw:layer="layout" svg:width="2.98cm" svg:height="1.039cm" svg:x="13.695cm" svg:y="9.696cm">
          <draw:text-box>
            <text:p text:style-name="P5"><text:span text:style-name="T2">Try to get write lock</text:span></text:p>
          </draw:text-box>
        </draw:frame>
        <draw:frame draw:style-name="gr2" draw:text-style-name="P3" draw:layer="layout" svg:width="2.98cm" svg:height="1.039cm" svg:x="0.095cm" svg:y="10.696cm">
          <draw:text-box>
            <text:p text:style-name="P5"><text:span text:style-name="T2">Release read lock</text:span></text:p>
          </draw:text-box>
        </draw:frame>
        <draw:line draw:style-name="gr3" draw:text-style-name="P1" draw:layer="layout" svg:x1="2.674cm" svg:y1="11.166cm" svg:x2="16.794cm" svg:y2="11.162cm">
          <text:p/>
        </draw:line>
        <draw:frame draw:style-name="gr2" draw:text-style-name="P3" draw:layer="layout" svg:width="2.98cm" svg:height="0.645cm" svg:x="13.695cm" svg:y="11.597cm">
          <draw:text-box>
            <text:p text:style-name="P5"><text:span text:style-name="T2">Exit</text:span></text:p>
          </draw:text-box>
        </draw:frame>
        <draw:frame draw:style-name="gr2" draw:text-style-name="P3" draw:layer="layout" svg:width="2.98cm" svg:height="1.433cm" svg:x="0.095cm" svg:y="12.396cm">
          <draw:text-box>
            <text:p text:style-name="P5"><text:span text:style-name="T2">Get write lock </text:span><text:span text:style-name="T2"><text:line-break/></text:span><text:span text:style-name="T2">and fork off </text:span><text:span text:style-name="T2"><text:line-break/></text:span><text:span text:style-name="T2">process 4</text:span></text:p>
          </draw:text-box>
        </draw:frame>
        <draw:line draw:style-name="gr3" draw:text-style-name="P1" draw:layer="layout" svg:x1="2.674cm" svg:y1="13.066cm" svg:x2="20.916cm" svg:y2="13.094cm">
          <text:p/>
        </draw:line>
        <draw:frame draw:style-name="gr2" draw:text-style-name="P2" draw:layer="layout" svg:width="5.069cm" svg:height="0.725cm" svg:x="19.817cm" svg:y="0.616cm">
          <draw:text-box>
            <text:p text:style-name="P4"><text:span text:style-name="T1">Process 4 </text:span></text:p>
          </draw:text-box>
        </draw:frame>
        <draw:frame draw:style-name="gr2" draw:text-style-name="P2" draw:layer="layout" svg:width="5.069cm" svg:height="0.725cm" svg:x="24.018cm" svg:y="0.616cm">
          <draw:text-box>
            <text:p text:style-name="P4"><text:span text:style-name="T1">Process 5 </text:span></text:p>
          </draw:text-box>
        </draw:frame>
        <draw:line draw:style-name="gr1" draw:text-style-name="P1" draw:layer="layout" svg:x1="20.972cm" svg:y1="13.11cm" svg:x2="20.945cm" svg:y2="16.003cm">
          <text:p/>
        </draw:line>
        <draw:line draw:style-name="gr1" draw:text-style-name="P1" draw:layer="layout" svg:x1="25.373cm" svg:y1="16.311cm" svg:x2="25.346cm" svg:y2="19.204cm">
          <text:p/>
        </draw:line>
        <draw:frame draw:style-name="gr2" draw:text-style-name="P3" draw:layer="layout" svg:width="2.98cm" svg:height="1.039cm" svg:x="17.595cm" svg:y="13.497cm">
          <draw:text-box>
            <text:p text:style-name="P5"><text:span text:style-name="T2">Try to get read lock</text:span></text:p>
          </draw:text-box>
        </draw:frame>
        <draw:line draw:style-name="gr3" draw:text-style-name="P1" draw:layer="layout" svg:x1="2.674cm" svg:y1="14.766cm" svg:x2="20.916cm" svg:y2="14.794cm">
          <text:p/>
        </draw:line>
        <draw:frame draw:style-name="gr2" draw:text-style-name="P3" draw:layer="layout" svg:width="2.98cm" svg:height="0.645cm" svg:x="17.595cm" svg:y="14.998cm">
          <draw:text-box>
            <text:p text:style-name="P5"><text:span text:style-name="T2">Exit</text:span></text:p>
          </draw:text-box>
        </draw:frame>
        <draw:frame draw:style-name="gr2" draw:text-style-name="P3" draw:layer="layout" svg:width="2.98cm" svg:height="1.039cm" svg:x="0.095cm" svg:y="14.097cm">
          <draw:text-box>
            <text:p text:style-name="P5"><text:span text:style-name="T2">Release write lock</text:span></text:p>
          </draw:text-box>
        </draw:frame>
        <draw:line draw:style-name="gr3" draw:text-style-name="P1" draw:layer="layout" svg:x1="2.674cm" svg:y1="16.366cm" svg:x2="25.345cm" svg:y2="16.38cm">
          <text:p/>
        </draw:line>
        <draw:line draw:style-name="gr3" draw:text-style-name="P1" draw:layer="layout" svg:x1="2.675cm" svg:y1="17.866cm" svg:x2="25.346cm" svg:y2="17.88cm">
          <text:p/>
        </draw:line>
        <draw:frame draw:style-name="gr2" draw:text-style-name="P3" draw:layer="layout" svg:width="2.98cm" svg:height="1.433cm" svg:x="0.095cm" svg:y="15.697cm">
          <draw:text-box>
            <text:p text:style-name="P5"><text:span text:style-name="T2">Get write lock </text:span><text:span text:style-name="T2"><text:line-break/></text:span><text:span text:style-name="T2">and fork off </text:span><text:span text:style-name="T2"><text:line-break/></text:span><text:span text:style-name="T2">process 5</text:span></text:p>
          </draw:text-box>
        </draw:frame>
        <draw:frame draw:style-name="gr2" draw:text-style-name="P3" draw:layer="layout" svg:width="2.98cm" svg:height="1.039cm" svg:x="22.495cm" svg:y="16.398cm">
          <draw:text-box>
            <text:p text:style-name="P5"><text:span text:style-name="T2">Try to get write lock</text:span></text:p>
          </draw:text-box>
        </draw:frame>
        <draw:frame draw:style-name="gr2" draw:text-style-name="P3" draw:layer="layout" svg:width="2.98cm" svg:height="0.645cm" svg:x="22.495cm" svg:y="18.099cm">
          <draw:text-box>
            <text:p text:style-name="P5"><text:span text:style-name="T2">Exit</text:span></text:p>
          </draw:text-box>
        </draw:frame>
        <draw:frame draw:style-name="gr2" draw:text-style-name="P3" draw:layer="layout" svg:width="2.98cm" svg:height="1.039cm" svg:x="0.095cm" svg:y="17.398cm">
          <draw:text-box>
            <text:p text:style-name="P5"><text:span text:style-name="T2">Release write lock</text:span></text:p>
          </draw:text-box>
        </draw:frame>
        <draw:frame draw:style-name="gr2" draw:text-style-name="P3" draw:layer="layout" svg:width="2.98cm" svg:height="1.039cm" svg:x="0.095cm" svg:y="18.299cm">
          <draw:text-box>
            <text:p text:style-name="P5"><text:span text:style-name="T2">Set variable</text:span><text:span text:style-name="T2"><text:line-break/></text:span><text:span text:style-name="T2">timer_kill</text:span></text:p>
          </draw:text-box>
        </draw:frame>
        <draw:line draw:style-name="gr3" draw:text-style-name="P1" draw:layer="layout" svg:x1="2.675cm" svg:y1="18.869cm" svg:x2="7.27cm" svg:y2="18.869cm">
          <text:p/>
        </draw:line>
        <draw:frame draw:style-name="gr2" draw:text-style-name="P3" draw:layer="layout" svg:width="2.98cm" svg:height="1.039cm" svg:x="0cm" svg:y="4.563cm">
          <draw:text-box>
            <text:p text:style-name="P5"><text:span text:style-name="T2">Fork off new </text:span><text:span text:style-name="T2"><text:line-break/></text:span><text:span text:style-name="T2">proces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1-12-05T15:39:20</meta:creation-date>
    <meta:generator>LibreOffice/3.4$Linux LibreOffice_project/340m1$Build-402</meta:generator>
    <dc:date>2012-03-25T22:10:14</dc:date>
    <dc:creator>Christian </dc:creator>
    <meta:editing-duration>PT20M33S</meta:editing-duration>
    <meta:editing-cycles>11</meta:editing-cycles>
    <meta:document-statistic meta:object-count="110"/>
  </office:meta>
</office:document-meta>
</file>